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Courier 10 Pitch1" svg:font-family="'Courier 10 Pitch'" style:font-pitch="fixed"/>
    <style:font-face style:name="Arial" svg:font-family="Arial" style:font-family-generic="roman" style:font-pitch="variable"/>
    <style:font-face style:name="Courier 10 Pitch" svg:font-family="'Courier 10 Pitc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list-style-name="WWNum2">
      <style:paragraph-properties fo:text-align="justify" style:justify-single-word="false"/>
      <style:text-properties officeooo:paragraph-rsid="0000dec5"/>
    </style:style>
    <style:style style:name="P2" style:family="paragraph" style:parent-style-name="Standard">
      <style:paragraph-properties fo:text-align="justify" style:justify-single-word="false"/>
      <style:text-properties officeooo:paragraph-rsid="0000dec5"/>
    </style:style>
    <style:style style:name="P3" style:family="paragraph" style:parent-style-name="Standard">
      <style:paragraph-properties fo:text-align="justify" style:justify-single-word="false"/>
      <style:text-properties officeooo:paragraph-rsid="000438e0"/>
    </style:style>
    <style:style style:name="P4" style:family="paragraph" style:parent-style-name="Standard">
      <style:text-properties officeooo:paragraph-rsid="0000dec5"/>
    </style:style>
    <style:style style:name="P5" style:family="paragraph" style:parent-style-name="Text_20_body">
      <style:paragraph-properties fo:margin-top="0cm" fo:margin-bottom="0.212cm" loext:contextual-spacing="false"/>
      <style:text-properties officeooo:paragraph-rsid="0000dec5"/>
    </style:style>
    <style:style style:name="P6" style:family="paragraph" style:parent-style-name="Text_20_body">
      <style:paragraph-properties fo:text-align="justify" style:justify-single-word="false"/>
      <style:text-properties officeooo:paragraph-rsid="0000dec5"/>
    </style:style>
    <style:style style:name="P7" style:family="paragraph" style:parent-style-name="Text_20_body">
      <style:text-properties officeooo:paragraph-rsid="0000dec5"/>
    </style:style>
    <style:style style:name="P8" style:family="paragraph" style:parent-style-name="Text_20_body" style:list-style-name="">
      <style:paragraph-properties fo:margin-left="1.27cm" fo:margin-right="0cm" fo:text-indent="0cm" style:auto-text-indent="false"/>
      <style:text-properties officeooo:paragraph-rsid="0000dec5"/>
    </style:style>
    <style:style style:name="P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00dec5" officeooo:paragraph-rsid="0000dec5"/>
    </style:style>
    <style:style style:name="P1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00dec5" officeooo:paragraph-rsid="000171f1"/>
    </style:style>
    <style:style style:name="P11" style:family="paragraph" style:parent-style-name="Text_20_body" style:list-style-name="WWNum1"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paragraph-rsid="0000dec5"/>
    </style:style>
    <style:style style:name="P12" style:family="paragraph" style:parent-style-name="Grand_20_titre">
      <style:text-properties officeooo:paragraph-rsid="0000dec5"/>
    </style:style>
    <style:style style:name="P13" style:family="paragraph" style:parent-style-name="TOA_20_Heading">
      <style:text-properties officeooo:paragraph-rsid="0000dec5"/>
    </style:style>
    <style:style style:name="P14" style:family="paragraph" style:parent-style-name="Heading_20_1" style:list-style-name="WWNum1">
      <style:text-properties officeooo:paragraph-rsid="0000dec5"/>
    </style:style>
    <style:style style:name="P15" style:family="paragraph" style:parent-style-name="Heading_20_1" style:list-style-name="WWNum1">
      <style:text-properties officeooo:paragraph-rsid="000438e0"/>
    </style:style>
    <style:style style:name="P16" style:family="paragraph" style:parent-style-name="Heading_20_1" style:list-style-name="WWNum1">
      <style:paragraph-properties fo:text-align="justify" style:justify-single-word="false"/>
      <style:text-properties officeooo:paragraph-rsid="0000dec5"/>
    </style:style>
    <style:style style:name="P17" style:family="paragraph" style:parent-style-name="Heading_20_1" style:list-style-name="WWNum1">
      <style:text-properties officeooo:rsid="0002993d" officeooo:paragraph-rsid="0002993d"/>
    </style:style>
    <style:style style:name="P18" style:family="paragraph" style:parent-style-name="Heading_20_1" style:list-style-name="WWNum1">
      <style:paragraph-properties fo:break-before="page"/>
      <style:text-properties officeooo:paragraph-rsid="0000dec5"/>
    </style:style>
    <style:style style:name="P19" style:family="paragraph" style:parent-style-name="Heading_20_2" style:list-style-name="WWNum1">
      <style:text-properties officeooo:paragraph-rsid="0000dec5"/>
    </style:style>
    <style:style style:name="P20" style:family="paragraph" style:parent-style-name="Method" style:list-style-name="L1">
      <style:text-properties officeooo:paragraph-rsid="0000dec5"/>
    </style:style>
    <style:style style:name="P21" style:family="paragraph" style:parent-style-name="Heading_20_3" style:list-style-name="WWNum1">
      <style:text-properties officeooo:paragraph-rsid="0000dec5"/>
    </style:style>
    <style:style style:name="P22" style:family="paragraph" style:parent-style-name="Code">
      <style:paragraph-properties fo:text-align="justify" style:justify-single-word="false"/>
      <style:text-properties officeooo:paragraph-rsid="0000dec5"/>
    </style:style>
    <style:style style:name="P23" style:family="paragraph" style:parent-style-name="Code">
      <style:paragraph-properties fo:text-align="justify" style:justify-single-word="false"/>
      <style:text-properties officeooo:paragraph-rsid="0002993d"/>
    </style:style>
    <style:style style:name="P24" style:family="paragraph" style:parent-style-name="Code">
      <style:paragraph-properties fo:text-align="justify" style:justify-single-word="false"/>
      <style:text-properties officeooo:paragraph-rsid="000438e0"/>
    </style:style>
    <style:style style:name="P25" style:family="paragraph" style:parent-style-name="Code">
      <style:text-properties officeooo:paragraph-rsid="0000dec5"/>
    </style:style>
    <style:style style:name="P26" style:family="paragraph" style:parent-style-name="Code">
      <style:text-properties officeooo:paragraph-rsid="0002440b"/>
    </style:style>
    <style:style style:name="P27" style:family="paragraph" style:parent-style-name="Contents_20_1">
      <style:paragraph-properties>
        <style:tab-stops>
          <style:tab-stop style:position="0.499cm"/>
          <style:tab-stop style:position="1cm"/>
          <style:tab-stop style:position="17cm" style:type="right" style:leader-style="dotted" style:leader-text="."/>
        </style:tab-stops>
      </style:paragraph-properties>
      <style:text-properties officeooo:paragraph-rsid="0000dec5"/>
    </style:style>
    <style:style style:name="T1" style:family="text">
      <style:text-properties fo:font-size="28pt" style:font-size-asian="28pt" style:font-size-complex="28pt"/>
    </style:style>
    <style:style style:name="T2" style:family="text">
      <style:text-properties officeooo:rsid="00019917"/>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2993d" style:font-weight-asian="bold" style:font-weight-complex="bold"/>
    </style:style>
    <style:style style:name="T6" style:family="text">
      <style:text-properties fo:font-weight="bold" officeooo:rsid="000438e0" style:font-weight-asian="bold" style:font-weight-complex="bold"/>
    </style:style>
    <style:style style:name="T7" style:family="text">
      <style:text-properties fo:font-size="10pt" style:font-size-asian="10pt" style:font-size-complex="10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color="#cc0000" fo:font-weight="bold" style:font-weight-asian="bold"/>
    </style:style>
    <style:style style:name="T14" style:family="text">
      <style:text-properties officeooo:rsid="0000dec5"/>
    </style:style>
    <style:style style:name="T15" style:family="text">
      <style:text-properties officeooo:rsid="000171f1"/>
    </style:style>
    <style:style style:name="T16" style:family="text">
      <style:text-properties officeooo:rsid="0002440b"/>
    </style:style>
    <style:style style:name="T17" style:family="text">
      <style:text-properties style:font-name="Liberation Serif"/>
    </style:style>
    <style:style style:name="T18" style:family="text">
      <style:text-properties style:font-name="Liberation Serif" style:font-size-asian="10.5pt"/>
    </style:style>
    <style:style style:name="T19" style:family="text">
      <style:text-properties style:font-name="Liberation Serif" officeooo:rsid="0002440b"/>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02440b" style:font-size-asian="12pt" style:font-size-complex="12pt"/>
    </style:style>
    <style:style style:name="T22" style:family="text">
      <style:text-properties officeooo:rsid="0002993d"/>
    </style:style>
    <style:style style:name="T23" style:family="text">
      <style:text-properties officeooo:rsid="0045a38e"/>
    </style:style>
    <style:style style:name="T24" style:family="text">
      <style:text-properties officeooo:rsid="000438e0"/>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CP Toolkit</text:span></text:p>
      <text:p text:style-name="P12"><text:span text:style-name="T1">Perl Corpus Processor</text:span></text:p>
      <text:p text:style-name="P12"><text:span text:style-name="T1">Documentation</text:span></text:p>
      <text:p text:style-name="P7"/>
      <text:p text:style-name="P13">Indexes</text:p>
      <text:table-of-content text:style-name="Sect1" text:protected="true" text:name="Table des matière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tab/><text:a xlink:type="simple" xlink:href="#__RefHeading___Toc8486_1342506782" text:style-name="Index_20_Link" text:visited-style-name="Index_20_Link"><text:span text:style-name="Index_20_Link">1.Introduction<text:tab/>1</text:span></text:a></text:p>
          <text:p text:style-name="P27"><text:tab/><text:a xlink:type="simple" xlink:href="#__RefHeading___Toc8488_1342506782" text:style-name="Index_20_Link" text:visited-style-name="Index_20_Link"><text:span text:style-name="Index_20_Link">2.Principe de fonctionnement<text:tab/>1</text:span></text:a></text:p>
          <text:p text:style-name="P27"><text:tab/><text:a xlink:type="simple" xlink:href="#__RefHeading__2319_545331494" text:style-name="Index_20_Link" text:visited-style-name="Index_20_Link"><text:span text:style-name="Index_20_Link">3.Paramètres généraux<text:tab/>2</text:span></text:a></text:p>
          <text:p text:style-name="P27"><text:tab/><text:a xlink:type="simple" xlink:href="#__RefHeading__2337_545331494" text:style-name="Index_20_Link" text:visited-style-name="Index_20_Link"><text:span text:style-name="Index_20_Link">4.Fonction de manipulation de fichier<text:tab/>3</text:span></text:a></text:p>
          <text:p text:style-name="P27"><text:tab/><text:a xlink:type="simple" xlink:href="#__RefHeading__2339_545331494" text:style-name="Index_20_Link" text:visited-style-name="Index_20_Link"><text:span text:style-name="Index_20_Link">5.Encodage et formattage<text:tab/>4</text:span></text:a></text:p>
          <text:p text:style-name="P27"><text:tab/><text:a xlink:type="simple" xlink:href="#__RefHeading__1016_1981162923" text:style-name="Index_20_Link" text:visited-style-name="Index_20_Link"><text:span text:style-name="Index_20_Link">6.Etiquetage<text:tab/>6</text:span></text:a></text:p>
          <text:p text:style-name="P27"><text:tab/><text:a xlink:type="simple" xlink:href="#__RefHeading__2331_545331494" text:style-name="Index_20_Link" text:visited-style-name="Index_20_Link"><text:span text:style-name="Index_20_Link">7. harvesting of web pages (</text:span></text:a><text:a xlink:type="simple" xlink:href="#__RefHeading__2331_545331494" text:style-name="Index_20_Link" text:visited-style-name="Index_20_Link"><text:span text:style-name="Index_20_Link">crawling</text:span></text:a><text:a xlink:type="simple" xlink:href="#__RefHeading__2331_545331494" text:style-name="Index_20_Link" text:visited-style-name="Index_20_Link"><text:span text:style-name="Index_20_Link">)<text:tab/>8</text:span></text:a></text:p>
          <text:p text:style-name="P27"><text:tab/><text:a xlink:type="simple" xlink:href="#__RefHeading__1018_1981162923" text:style-name="Index_20_Link" text:visited-style-name="Index_20_Link"><text:span text:style-name="Index_20_Link">8.Searching expressions<text:tab/>12</text:span></text:a></text:p>
          <text:p text:style-name="P27"><text:tab/><text:a xlink:type="simple" xlink:href="#__RefHeading___Toc8490_1342506782" text:style-name="Index_20_Link" text:visited-style-name="Index_20_Link"><text:span text:style-name="Index_20_Link">9.Parallel corpus processing<text:tab/>14</text:span></text:a></text:p>
        </text:index-body>
      </text:table-of-content>
      <text:p text:style-name="P7"/>
      <text:list xml:id="list952930204992924767" text:style-name="WWNum1">
        <text:list-item>
          <text:h text:style-name="P14" text:outline-level="1"><text:bookmark-start text:name="__RefHeading___Toc8486_1342506782"/>Introduction<text:bookmark-end text:name="__RefHeading___Toc8486_1342506782"/></text:h>
        </text:list-item>
      </text:list>
      <text:p text:style-name="P6">PCP is a toolkit for implementing <text:span text:style-name="T2">pipelines</text:span> on text <text:span text:style-name="T14">corpora</text:span>. The philosophy of PCP is to use Perl's<text:span text:style-name="T4"> regular expression </text:span><text:span text:style-name="T11">language at</text:span><text:span text:style-name="T4"> </text:span>all levels of the <text:span text:style-name="T14">pipeline</text:span>: for text crawling on the Web, file naming definition, directory naming, implementation of <text:span text:style-name="T14">cascading find and replace</text:span>, tokenization, sentence segmentation, etc. It should be noted that by using capture groups and back references, this regular expression language is much more powerful than a simple regular language.</text:p>
      <text:list xml:id="list180502557151866" text:continue-numbering="true" text:style-name="WWNum1">
        <text:list-item>
          <text:h text:style-name="P16" text:outline-level="1">In<text:span text:style-name="T14">stallation</text:span></text:h>
          <text:p text:style-name="P11">One should first install the last distribution of Perl 5 (for Windows, use Strawberry Perl or Active Perl)<text:span text:style-name="T14"> from here : https://www.perl.org/get.html</text:span></text:p>
        </text:list-item>
      </text:list>
      <text:p text:style-name="P9">Then unzip the full archive where you want on your disk, in a directory called PCP.</text:p>
      <text:p text:style-name="P10">Then if you want to use treetagger, download it from here : </text:p>
      <text:p text:style-name="P10">http://www.cis.uni-muenchen.de/~schmid/tools/TreeTagger/</text:p>
      <text:p text:style-name="P10">and copy the complete directory in the <text:span text:style-name="code">/path/to/PCP/lib/treetagger</text:span> directory<text:span text:style-name="T15"> (or create a symbolic link to this directory)</text:span>. You may also <text:span text:style-name="T15">copy other plugins, as LF aligner or Stanford Parser, CoreNLP by copying them in the </text:span><text:span text:style-name="code">/path/to/PCP/lib</text:span><text:span text:style-name="T15"> directory.</text:span></text:p>
      <text:list xml:id="list180501083007013" text:continue-numbering="true" text:style-name="WWNum1">
        <text:list-item>
          <text:h text:style-name="P17" text:outline-level="1"><text:bookmark-start text:name="__RefHeading___Toc8488_1342506782"/><text:soft-page-break/>Getting started<text:bookmark-end text:name="__RefHeading___Toc8488_1342506782"/></text:h>
        </text:list-item>
      </text:list>
      <text:p text:style-name="P6">The pipelines are files <text:span text:style-name="T14">ending with</text:span> <text:span text:style-name="code">.pl</text:span> <text:span text:style-name="T14">extension (as Perl file, even if they are not Perl scripts: anyway they can be edited using syntactic coloration)</text:span>. To execute them, <text:span text:style-name="T14">one</text:span> run<text:span text:style-name="T14">s</text:span> the script <text:span text:style-name="code">runPipeline.pl</text:span>. For a pipeline named <text:span text:style-name="code">myPipe.pl</text:span>, <text:span text:style-name="T14">one should</text:span> write:</text:p>
      <text:p text:style-name="P25"><text:span text:style-name="code">perl runPipeline.pl myPipe.pl</text:span></text:p>
      <text:p text:style-name="P6"/>
      <text:p text:style-name="P6">For each command, a series of parameters are listed, followed by their value expressed in Perl syntax. The execution of a function, corresponding to a processing step, is carried out with the prefix -&gt; at the beginning of the line :</text:p>
      <text:p text:style-name="P25"><text:span text:style-name="T7">-&gt;function()</text:span></text:p>
      <text:p text:style-name="P7"/>
      <text:p text:style-name="Text_20_body">In the Perl syntax, we will use the following conventions:</text:p>
      <text:p text:style-name="Text_20_body">- the strings between simple quote:<text:span text:style-name="T15"> </text:span><text:span text:style-name="code">'example'</text:span></text:p>
      <text:p text:style-name="Text_20_body">- regular expressions between /.../ and prefixed by qr : <text:span text:style-name="code">qr/(.*)\.xml/</text:span></text:p>
      <text:p text:style-name="Text_20_body">- the lists between brackets [...] : <text:span text:style-name="code">['example</text:span><text:span text:style-name="code"><text:span text:style-name="T15">1</text:span></text:span><text:span text:style-name="code">','example</text:span><text:span text:style-name="code"><text:span text:style-name="T15">2</text:span></text:span><text:span text:style-name="code">']</text:span></text:p>
      <text:p text:style-name="Text_20_body">- the hashes between braces {...} : <text:span text:style-name="code">{' key1' =&gt; ' value1',' key2' =&gt; ' value2' }</text:span></text:p>
      <text:p text:style-name="Text_20_body">For example, the following parameters are used to configure the <text:span text:style-name="code">runAlineaLite()</text:span> function, which is intended for bilingual alignment:</text:p>
      <text:p text:style-name="Text_20_body"><text:span text:style-name="code"/></text:p>
      <text:p text:style-name="P25"># comments are possible (and recommended!), prefixed by #</text:p>
      <text:p text:style-name="P25">inputDirL1='data/multi/en/EUconst'</text:p>
      <text:p text:style-name="P25">inputDirL2='data/multi/fr/EUconst'</text:p>
      <text:p text:style-name="P25">outputDir='data/multi/en-fr'</text:p>
      <text:p text:style-name="P25">filePattern=qr/(.*)\.xml/</text:p>
      <text:p text:style-name="P25">outputFileName=[</text:p>
      <text:p text:style-name="P25"><text:tab/>qr/\.xml/,</text:p>
      <text:p text:style-name="P25"><text:tab/>'.en-fr.txt'</text:p>
      <text:p text:style-name="P25"><text:tab/>] # a parameter can be expressed on several lines provided that the following lines are <text:span text:style-name="T16">indented</text:span></text:p>
      <text:p text:style-name="P25"/>
      <text:p text:style-name="P26">inputFormat='xml'</text:p>
      <text:p text:style-name="P26">outputFormat='tmx'</text:p>
      <text:p text:style-name="P25">fileEncoding='utf8'</text:p>
      <text:p text:style-name="P25">verbose=1</text:p>
      <text:p text:style-name="P25">options='--segmentation_tag s --tokenization_tag w'</text:p>
      <text:p text:style-name="P25"/>
      <text:p text:style-name="P25">-&gt;RunAlineaLite({overwriteOutput=&gt;1}) # <text:span text:style-name="T16">running</text:span> the function</text:p>
      <text:p text:style-name="P7"/>
      <text:p text:style-name="P7"><text:span text:style-name="T20">Any parameter definition is stored in the</text:span><text:span text:style-name="T21"> pipeline</text:span><text:span text:style-name="T20">. It is therefore not necessary to specify stable parameters, such as </text:span><text:span text:style-name="code">windows</text:span><text:span text:style-name="code"><text:span text:style-name="T20">,</text:span></text:span><text:span text:style-name="T20"> </text:span><text:span text:style-name="code">verbose</text:span><text:span text:style-name="T20"> </text:span><text:span text:style-name="code"><text:span text:style-name="T20">or</text:span></text:span><text:span text:style-name="T20"> even </text:span><text:span text:style-name="code">fileEncoding</text:span><text:span text:style-name="code"><text:span text:style-name="T20">, for</text:span></text:span><text:span text:style-name="T20"> each call. </text:span></text:p>
      <text:p text:style-name="P7"><text:soft-page-break/>If you want to use a parameter only once, without memorizing it, you just have to add it directly to the arguments of the function, as here <text:span text:style-name="code">{overwriteOutput=&gt;1}</text:span></text:p>
      <text:list xml:id="list180501285043739" text:continue-numbering="true" text:style-name="WWNum1">
        <text:list-item>
          <text:h text:style-name="P14" text:outline-level="1"><text:bookmark-start text:name="__RefHeading__2319_545331494"/>General parameters<text:bookmark-end text:name="__RefHeading__2319_545331494"/></text:h>
        </text:list-item>
      </text:list>
      <text:p text:style-name="P7">At each step of a processing chain, care should be taken to define an output directory different from the input directory. It may be useful to prefix the directory names with the step number in order to clarify the sequence of functions. For example, for a processing chain consisting of downloading HTML files, then reformatting them into TXT, then segmenting them into sentences, and finally putting them in XML-TEI format, we can create the following directories:</text:p>
      <text:p text:style-name="P25">1_html</text:p>
      <text:p text:style-name="P25">2_txt</text:p>
      <text:p text:style-name="P25">3_seg</text:p>
      <text:p text:style-name="P25">4_tei</text:p>
      <text:p text:style-name="P7"/>
      <text:p text:style-name="P7">At each step, we generally define: </text:p>
      <text:p text:style-name="P7">- <text:span text:style-name="T4">an</text:span> <text:span text:style-name="T4">input directory</text:span> (string, <text:span text:style-name="code">inputDir</text:span> parameter)</text:p>
      <text:p text:style-name="P7">- <text:span text:style-name="T4">an</text:span> <text:span text:style-name="T4">output directory</text:span> (string, <text:span text:style-name="code">outputDir</text:span> parameter)</text:p>
      <text:p text:style-name="P7"><text:span text:style-name="T4">- the </text:span><text:span text:style-name="T5">pattern</text:span><text:span text:style-name="T4"> of the files </text:span>to be processed in the input directory (regex, <text:span text:style-name="code">filePattern</text:span> parameter)</text:p>
      <text:p text:style-name="P7"><text:span text:style-name="T4">- </text:span><text:span text:style-name="T5">the </text:span><text:span text:style-name="T4">file encoding (</text:span>string, fileEncoding parameter<text:span text:style-name="code">)</text:span></text:p>
      <text:p text:style-name="P6"><text:span text:style-name="T4">- the naming scheme of the output files</text:span> (string or list, <text:span text:style-name="code">outputFileName</text:span> parameter). If the name of the output file is constant (i.e. if it does not depend on the input file), then a simple string can be defined. But most of the time, the output file name is the result of a transformation of the input file name. We therefore apply a schem<text:span text:style-name="T22">e</text:span> of the type<text:span text:style-name="T22"> </text:span><text:span text:style-name="code">[qr/searched</text:span><text:span text:style-name="code"><text:span text:style-name="T22">Pattern</text:span></text:span><text:span text:style-name="code">/,'replacement</text:span><text:span text:style-name="code"><text:span text:style-name="T22">C</text:span></text:span><text:span text:style-name="code">hain']</text:span>. In this diagram, we can use groups of captures (with brackets) and references to captured strings ($1,$2, etc.). For example: </text:p>
      <text:p text:style-name="P23">[qr//,'']<text:span text:style-name="T22"><text:tab/><text:tab/></text:span># identity<text:span text:style-name="T22"> </text:span>: the output file has the same name</text:p>
      <text:p text:style-name="P22">[qr/(.*)/,'$1'] <text:span text:style-name="T24"><text:tab/># </text:span>identity : the output file has the same name</text:p>
      <text:p text:style-name="P22">[qr/$/,'.txt'] <text:tab/># addition of the suffix .txt at the end of the name</text:p>
      <text:p text:style-name="P24"><text:span text:style-name="T23">[qr/[.](\w\w\w)$/,'.utf8.$1']<text:tab/></text:span># add<text:span text:style-name="T24">ing</text:span> the suffix utf8 before the file extension</text:p>
      <text:p text:style-name="P6"/>
      <text:p text:style-name="P6">Here are all the parameters related to the definition of file and directory names:</text:p>
      <text:p text:style-name="P2"><text:span text:style-name="T4">- inputDir : </text:span>string - default value ='...' (e.g.<text:span text:style-name="T24"> </text:span>'/the/dir/where/the/input/files/are/stored/')</text:p>
      <text:p text:style-name="P2"><text:span text:style-name="T4">- outputDir : </text:span>string - default value=inputDir (e.g.<text:span text:style-name="T24"> '</text:span>/the/dir/where/the/output/files/are/stored/')</text:p>
      <text:p text:style-name="P2"><text:span text:style-name="T4">- filePattern: </text:span>pattern - default value=qr/.*/ (e.g. qr/txt$/ <text:span text:style-name="T24">to process</text:span> <text:span text:style-name="T24">all </text:span>*.txt files)</text:p>
      <text:p text:style-name="P2"><text:span text:style-name="T4">- fileEncoding: </text:span>string - default value='utf8'</text:p>
      <text:p text:style-name="P2"><text:span text:style-name="T4">- outputFileName:</text:span><text:span text:style-name="T6"> </text:span>[pattern,'string'] - transformation scheme of the input file name to obtain the output file name.</text:p>
      <text:p text:style-name="P3">-<text:span text:style-name="T24"> </text:span><text:span text:style-name="T4">outputDirPattern</text:span>:<text:span text:style-name="T24"> </text:span>[pattern,'string'] - transformation scheme<text:span text:style-name="T24"> to change</text:span> the<text:span text:style-name="T24"> input</text:span> directory name into<text:span text:style-name="T24"> </text:span>the output directory name (useful when performing a recursive path of the input directories).</text:p>
      <text:p text:style-name="P2"><text:span text:style-name="T4">- recursion: </text:span>boolean - default value=1 (recursive path of subdirectories)</text:p>
      <text:p text:style-name="P2"><text:soft-page-break/><text:span text:style-name="T4">- processLinks : </text:span>default value=0 (if 1, symbolic links will be processed during recursion - be careful with infinite loops!!!! )</text:p>
      <text:p text:style-name="P2"><text:span text:style-name="T4">- overwriteOutput: </text:span>boolean - default value=0 (if the output file already exists, and the parameter is set to 0, the step will be ignored)</text:p>
      <text:p text:style-name="P2"><text:span text:style-name="T4">- outputBackupExtension</text:span><text:span text:style-name="T11">: string </text:span><text:span text:style-name="T4">(</text:span>"no"|"bak"|"bakN") if the output file already exists and we have overwriteOutput=1, then 3 possible values : </text:p>
      <text:p text:style-name="P2"><text:tab/># "no" -&gt; no backup </text:p>
      <text:p text:style-name="P2"><text:tab/># "bak"-&gt; the previous version is saved with the suffix .bak </text:p>
      <text:p text:style-name="P2"><text:tab/># "bakN"-&gt; previous versions are saved with incrementally numbered extensions e. g. .bak0, .bak1, .bak2, etc.)</text:p>
      <text:p text:style-name="P2"/>
      <text:p text:style-name="P2">Other parameters are used to manage the writing of logs and execution traces:</text:p>
      <text:p text:style-name="P2"><text:s/></text:p>
      <text:p text:style-name="P2">- <text:span text:style-name="T4">verbose </text:span>: boolean - 1 to display on STDOUT execution trace</text:p>
      <text:p text:style-name="P2">- <text:span text:style-name="T4">printLog </text:span>: boolean - 1 to print the execution trace in a log file </text:p>
      <text:p text:style-name="P2">- <text:span text:style-name="T4">logFileName </text:span>: string - the LOG file name - may contains timestamp variable e.g. 'extractCollocation.pl.$year-$mon-$mday.$hour-$min-$sec.log'</text:p>
      <text:p text:style-name="P2">- <text:span text:style-name="T4">appendLog </text:span>: boolean - if 1, the log file named perlNLPToolkit.pl.log is open in append mode</text:p>
      <text:p text:style-name="P2"/>
      <text:p text:style-name="P2">Finally, for a Toolkit execution under windows, it is important to set the windows parameter to 1:</text:p>
      <text:p text:style-name="P2"/>
      <text:p text:style-name="P2"><text:span text:style-name="T4">- windows</text:span> : boolean - 1 for the Windows OS</text:p>
      <text:p text:style-name="P4"/>
      <text:list xml:id="list180500991143321" text:continue-numbering="true" text:style-name="WWNum1">
        <text:list-item>
          <text:h text:style-name="P15" text:outline-level="1"><text:span text:style-name="T24">Crawling</text:span> web pages</text:h>
        </text:list-item>
      </text:list>
      <text:h text:style-name="Method" text:outline-level="2">runCrawler()</text:h>
      <text:p text:style-name="P7"><text:span text:style-name="code">The runCrawler()</text:span> function is provided with the<text:span text:style-name="code"> lib/Crawler.pm</text:span> package</text:p>
      <text:p text:style-name="P7">The <text:span text:style-name="T24">crawling</text:span> of web pages is done using two functions: first addSource(), <text:span text:style-name="code">which allows you to</text:span> define the settings for a given web source (a site). Each time you launch addSource<text:span text:style-name="code">(),</text:span> all parameters are saved, and the source is stacked next to the previous defined sources: it is therefore possible to browse different sites during the same harvesting session.</text:p>
      <text:p text:style-name="P2"><text:span text:style-name="T3">Principle: </text:span>during a harvesting session, the crawler first downloads the url page (<text:span text:style-name="code"><text:span text:style-name="T13">or</text:span></text:span> if it is a reference to a list, each url in the list will be reviewed - it is also possible to put a reference to a function that returns this list). It extracts all the hyperlinks. Then it recursively restarts for each of the extracted urls matching the expression /urlPattern/<text:span text:style-name="T13">. The</text:span> recursion stops when it reaches the depth limit defined by the limitDepth parameter<text:span text:style-name="code">, or if there is</text:span> no more link to browse. When a page has already been crawled, it will no longer be crawled after the session. If you have specified <text:span text:style-name="code">resetCrawling=0</text:span> then the pages already visited will no longer be crawled in the next harvesting sessions (on the contrary if resetCrawling=1<text:span text:style-name="code">, the</text:span> next crawl sessions will go through the same pages again). </text:p>
      <text:p text:style-name="P2"/>
      <text:p text:style-name="P2"><text:span text:style-name="T3">Recording data during a session</text:span>: there are two scenarios that define the data to be recorded:</text:p>
      <text:p text:style-name="P2"/>
      <text:p text:style-name="P2">1/ If a downloaded page contains the expression /contentPattern/<text:span text:style-name="code"><text:span text:style-name="T13">,</text:span></text:span> then what is captured ($1=first capturing parenthesis, or capture named <text:span text:style-name="code">content) is</text:span> saved in a file named $name<text:span text:style-name="code">.extract.html. The</text:span> name <text:span text:style-name="code">$name</text:span> is made from <text:span text:style-name="code"><text:span text:style-name="T13">nameBase</text:span></text:span> ('url'|'content' |'id'|'id'|'link') and namePattern (a pattern and a replacement string). If you leave <text:span text:style-name="code">nameBase='url' without </text:span>specifying a specific replacement pattern, by default the file will take the name of the url after <text:soft-page-break/>neutralizing / and other characters prohibited in a file name. If you have specified the saveFullHtml=1 option<text:span text:style-name="code">,</text:span> then the entire page containing /contentPattern/ <text:span text:style-name="code">will be</text:span> saved.</text:p>
      <text:p text:style-name="P2"/>
      <text:p text:style-name="P2">2/ If the url of a page matches with /url2download/<text:span text:style-name="code"><text:span text:style-name="T13">, then</text:span></text:span><text:span text:style-name="T13"> the</text:span> page is saved in its entirety, with the name $name (<text:span text:style-name="code">calculated</text:span> with nameBase <text:span text:style-name="code">and namePattern). For</text:span> pages with non-text content (images, pdf, sound, etc.), define <text:span text:style-name="code">inputEncoding</text:span> and <text:span text:style-name="code">outputEncoding='bin').</text:span></text:p>
      <text:p text:style-name="P2">When <text:span text:style-name="code">maxRecordedPages</text:span> pages or extracts have been saved, the session is interrupted.</text:p>
      <text:p text:style-name="P2"/>
      <text:p text:style-name="P2"><text:span text:style-name="T4">Remarks :</text:span></text:p>
      <text:list xml:id="list860924079469712582" text:style-name="WWNum2">
        <text:list-item>
          <text:p text:style-name="P1">all urls traversed to reach the targeted pages must match with urlPattern<text:span text:style-name="code">.</text:span></text:p>
        </text:list-item>
        <text:list-item>
          <text:p text:style-name="P1">if you do not get maxRecordedPages pages at each session, check:</text:p>
          <text:list>
            <text:list-item>
              <text:p text:style-name="P1"><text:span text:style-name="code">contentPattern</text:span> or <text:span text:style-name="code">url2download</text:span> expressions that may be inoperative</text:p>
            </text:list-item>
            <text:list-item>
              <text:p text:style-name="P1"><text:span text:style-name="code">the namePattern</text:span> naming pattern which may be poorly constructed (several pages are saved with the same name)</text:p>
            </text:list-item>
          </text:list>
        </text:list-item>
        <text:list-item>
          <text:p text:style-name="P1">if a page contains a form to be filled in, it is possible to send it POST data with the <text:span text:style-name="code">postData</text:span> hash</text:p>
        </text:list-item>
        <text:list-item>
          <text:p text:style-name="P1">it is possible to blacklist urls not to browse, with the pattern<text:span text:style-name="code"> blackListUrlPattern</text:span></text:p>
        </text:list-item>
        <text:list-item>
          <text:p text:style-name="P1">it is possible to define index pages to browse again at each session, even if resetCrawling=&gt;0. In this case, define the pattern <text:span text:style-name="code">indexPagePattern</text:span> or declare as index all pages located before a certain depth <text:span text:style-name="code">indexDepth</text:span>)</text:p>
        </text:list-item>
      </text:list>
      <text:list xml:id="list180502383125106" text:continue-list="list180500991143321" text:style-name="WWNum1">
        <text:list-item>
          <text:list>
            <text:list-item>
              <text:list>
                <text:list-item>
                  <text:h text:style-name="P21" text:outline-level="3">Parameters of each source:</text:h>
                </text:list-item>
              </text:list>
            </text:list-item>
          </text:list>
        </text:list-item>
      </text:list>
      <text:p text:style-name="P4"><text:span text:style-name="T4">- id</text:span> : string - the name of the source </text:p>
      <text:p text:style-name="P2"><text:span text:style-name="T4">- targetDir</text:span>: string - the directory where to save the downloaded files. If not specified, the files are saved in <text:span text:style-name="code">outputDir/id/.... </text:span>(useful when several sources are harvested during the same session).</text:p>
      <text:p text:style-name="P2"/>
      <text:list xml:id="list180501563524669" text:continue-numbering="true" text:style-name="WWNum1">
        <text:list-item>
          <text:list>
            <text:list-item>
              <text:list>
                <text:list-item>
                  <text:h text:style-name="P21" text:outline-level="3">Definition of the link path in link</text:h>
                </text:list-item>
              </text:list>
            </text:list-item>
          </text:list>
        </text:list-item>
      </text:list>
      <text:p text:style-name="P2"><text:span text:style-name="T4">- url</text:span>: string - the starting url. We can also provide a list of starting urls[url1<text:span text:style-name="code">, url2, ...], or</text:span> a callback function written in Perl to generate this list.</text:p>
      <text:p text:style-name="P2"><text:span text:style-name="T4">- urlPattern</text:span>: pattern - defines the shape of the url to be browsed recursively.</text:p>
      <text:p text:style-name="P2"><text:span text:style-name="T4">- indexPagePattern</text:span> : pattern - defines the shape of an index page url. An index page will be reviewed at each harvesting session, even if it has already been reviewed previously (its content is considered to be variable over time). </text:p>
      <text:p text:style-name="P2"><text:span text:style-name="T4">- limitDepth</text:span>: integer - the maximum depth of the path beyond which no new urls are visited.</text:p>
      <text:p text:style-name="P2"><text:span text:style-name="T4">- indexDepth</text:span>: integer - if the parameter is set or not zero, all pages below indexDepth are reviewed at each harvesting session. </text:p>
      <text:p text:style-name="P2"><text:span text:style-name="T4">- maxRecordedPages: </text:span>integer - the maximum number of pages to be recorded during a session. During the first tests, it is advisable to start with a small number, to debug the parameters more efficiently.</text:p>
      <text:p text:style-name="P2"/>
      <text:p text:style-name="P2"><text:span text:style-name="T4">- paginationUrlPattern</text:span>: pattern - the pattern that defines the shape of the name of pages containing paginated results (like a Google page, with pages numbered 1,2...,n). Passing through a pagination url does not increase the depth of the path.</text:p>
      <text:p text:style-name="P2"><text:span text:style-name="T4">- noFormData</text:span> : boolean - if=1, no POST data sent.</text:p>
      <text:p text:style-name="P2"><text:span text:style-name="T4">- postData</text:span>: list ref - list containing POST data, in the form of a list of pairs[name,value]. E.g. <text:span text:style-name="code">postData=[[['query','example'], ['language','fr']]</text:span></text:p>
      <text:p text:style-name="P2"><text:span text:style-name="T4">- blackListUrlPattern</text:span>: pattern - the pattern defining the pages to be excluded from harvesting</text:p>
      <text:p text:style-name="P2"><text:span text:style-name="T4">- resetCrawling</text:span>: boolean - if 1, reset the <text:span text:style-name="code">%visited</text:span> hash at each session. In other words, each new session will go through the same pages again. </text:p>
      <text:p text:style-name="P2"/>
      <text:list xml:id="list180501292181012" text:continue-numbering="true" text:style-name="WWNum1">
        <text:list-item>
          <text:list>
            <text:list-item>
              <text:list>
                <text:list-item>
                  <text:h text:style-name="P21" text:outline-level="3"><text:soft-page-break/>Parameters defining the data to be recorded during crawling</text:h>
                </text:list-item>
              </text:list>
            </text:list-item>
          </text:list>
        </text:list-item>
      </text:list>
      <text:p text:style-name="P2"><text:span text:style-name="T4">- nameBase</text:span> : string ('url'||'content' |'id') - defines whether the file name should be formed from the url, content, or id (arbitrary numerical identifier).</text:p>
      <text:p text:style-name="P2"><text:span text:style-name="T4">- namePattern</text:span> :[pattern,string] - defines the transformation scheme to apply to the database (above) to obtain the full name. </text:p>
      <text:p text:style-name="P2"><text:span text:style-name="T4">- url2download</text:span> : pattern (optional) - defines the shape of the url that must be saved.</text:p>
      <text:p text:style-name="P2"><text:span text:style-name="T4">- contentPattern</text:span>: pattern (optional) - defines the shape of the content that must be extracted to be saved. This pattern must contain a capturing parenthesis defining the content itself (the rest being contextual). It is also possible to define a named capture group: (?&lt;content&gt;). The interest is to be able to use a disjunction in the pattern, with two groups with the same name:</text:p>
      <text:p text:style-name="P2"><text:span text:style-name="code">qr/contextL1(?&lt;content&gt;regex1)contextR1|contextL2(?&lt;content&gt;regex2)contextR2/</text:span></text:p>
      <text:p text:style-name="P2"><text:span text:style-name="code"><text:span text:style-name="T9">- multipleContent</text:span></text:span><text:span text:style-name="code"><text:span text:style-name="T8">: boolean - if =1, the </text:span></text:span><text:span text:style-name="code"><text:span text:style-name="T9">contentPattern</text:span></text:span><text:span text:style-name="code"><text:span text:style-name="T8"> search </text:span></text:span><text:span text:style-name="code"><text:span text:style-name="T10">will be global in the page, and all occurrences of contentPattern will be recorded. If =0 (default value), only the first occurrence will be recorded. </text:span></text:span></text:p>
      <text:p text:style-name="P4"><text:span text:style-name="T4">- saveFullHtml</text:span> : boolean - if =1, saves the entire page, if =0, saves only the sub-channel played by contentPattern<text:span text:style-name="code">. </text:span></text:p>
      <text:p text:style-name="P2">-metadataPatterns: a list containing hashes to record each metadata. Each hash must have the following keys:</text:p>
      <text:p text:style-name="P2"><text:tab/><text:span text:style-name="T4">label : </text:span>string - the name of the metadata (e.g.'date','author','title')</text:p>
      <text:p text:style-name="P2"><text:tab/><text:span text:style-name="T4">base: </text:span>string - ('url'||'content' |'id'|'link') - defines the string from which the metadata should be extracted. Respectively: the url, the content of the page, the id of the source, the text of the hyperlink that led to the page. </text:p>
      <text:p text:style-name="P2"><text:tab/><text:span text:style-name="T4">search : </text:span>pattern - defines the value of the metadata, in the first capturing parenthesis.</text:p>
      <text:p text:style-name="P2"><text:tab/><text:span text:style-name="T4">replace: </text:span>string (optional) - if necessary, if the metadata needs to be transformed, define a search/replace scheme, applied to the entire string (base parameter), to obtain the final value. Be careful not to keep the entire page. </text:p>
      <text:p text:style-name="P4"><text:span text:style-name="T4">- inputEncoding</text:span>: string - the encoding of the source file. For complex formats (such as PDF) use "bin".</text:p>
      <text:p text:style-name="P4"><text:span text:style-name="T4">- outputEncoding</text:span>: string - the encoding of the target file. For complex formats (such as PDF) use "bin".</text:p>
      <text:p text:style-name="P4"><text:span text:style-name="T4">- guessFileType</text:span>: boolean - if 1, the MIME type will be guessed.</text:p>
      <text:p text:style-name="P4"/>
      <text:list xml:id="list180500930540217" text:continue-numbering="true" text:style-name="WWNum1">
        <text:list-item>
          <text:list>
            <text:list-item>
              <text:list>
                <text:list-item>
                  <text:h text:style-name="P21" text:outline-level="3">Settings for aligned pages</text:h>
                </text:list-item>
              </text:list>
            </text:list-item>
          </text:list>
        </text:list-item>
      </text:list>
      <text:p text:style-name="P4">sourceLanguage:'fr',</text:p>
      <text:p text:style-name="P4">downloadIfAligned : </text:p>
      <text:p text:style-name="P4">alignedUrlPatterns : <text:tab/><text:tab/># Method 1.a: definition of the pattern of aligned url</text:p>
      <text:p text:style-name="P4">alignedLinkPatterns=&gt;{}, <text:tab/># Method 1.b: definition of the pattern of the aligned link</text:p>
      <text:p text:style-name="P4">alignedUrlWithContextPatterns=&gt;{},<text:tab/># Method 2: used when looking for an aligned url in the page</text:p>
      <text:p text:style-name="P4">alignedUrlTransformationScheme=&gt;{}, # Method 3 : used to transform the current url in an aligned url</text:p>
      <text:p text:style-name="P4"/>
      <text:p text:style-name="P4"/>
      <text:p text:style-name="P25">sourceId='languages' sourceId='languages</text:p>
      <text:p text:style-name="P25">targetDir="./data/langages/pdf".</text:p>
      <text:p text:style-name="P25">url='http://www.persee.fr/collection/lgge''</text:p>
      <text:p text:style-name="P25">urlPattern=qr/^http:...www.persee.fr\//.*lgge_0458-726x_2000\w*(.pdf)?$/</text:p>
      <text:p text:style-name="P25">url2download=qr/lgge_0458-726x_2000.*.pdf$/</text:p>
      <text:p text:style-name="P25">namePattern=[qr/.*lgge_0458-726x_(.*).pdf.*/,'Languages.$1.pdf']</text:p>
      <text:p text:style-name="P25"><text:soft-page-break/>nameBase='url''.</text:p>
      <text:p text:style-name="P25">metadataPatterns=[</text:p>
      <text:p text:style-name="P25"><text:tab/>{</text:p>
      <text:p text:style-name="P25"><text:tab/>label=&gt;'date',</text:p>
      <text:p text:style-name="P25"><text:tab/>base=&gt;&gt;'url',</text:p>
      <text:p text:style-name="P25"><text:tab/>search=&gt;qr/lgge_0458-726x_2000(.*)/,</text:p>
      <text:p text:style-name="P25"><text:tab/>}</text:p>
      <text:p text:style-name="P25"><text:tab/>]</text:p>
      <text:p text:style-name="P25">metadataFilePattern=[qr/$/,'.meta']</text:p>
      <text:p text:style-name="P25">resetCrawling=1</text:p>
      <text:p text:style-name="P25">limitDepth=4</text:p>
      <text:p text:style-name="P25">maxRecordedPages=50</text:p>
      <text:p text:style-name="P25"/>
      <text:p text:style-name="P25">-&gt;addSource()</text:p>
      <text:p text:style-name="P25">-&gt;runCrawler()</text:p>
      <text:p text:style-name="P4"/>
      <text:list xml:id="list180501492276631" text:continue-numbering="true" text:style-name="WWNum1">
        <text:list-item>
          <text:h text:style-name="P14" text:outline-level="1"><text:bookmark-start text:name="__RefHeading__2337_545331494"/>File manipulation function<text:bookmark-end text:name="__RefHeading__2337_545331494"/></text:h>
          <text:list>
            <text:list-item>
              <text:h text:style-name="P19" text:outline-level="2"><text:bookmark-start text:name="__RefHeading__2321_545331494"/>Renaming<text:bookmark-end text:name="__RefHeading__2321_545331494"/></text:h>
            </text:list-item>
          </text:list>
        </text:list-item>
      </text:list>
      <text:list xml:id="list2528169881409044579" text:style-name="L1">
        <text:list-item>
          <text:h text:style-name="P20" text:outline-level="2">renameFiles()</text:h>
        </text:list-item>
      </text:list>
      <text:p text:style-name="P4">The files are renamed according to the <text:span text:style-name="code">outputFileName</text:span> transformation scheme.</text:p>
      <text:p text:style-name="P4">For example: </text:p>
      <text:p text:style-name="P25">outputFileName=[qr/(.*)[...]txt/,"$1.fr.txt"] # rename mytext.txt to mytext.fr.txt</text:p>
      <text:p text:style-name="P4"/>
      <text:p text:style-name="P2">Be careful, this is a dangerous function, since it acts directly on the input files. A failed renaming scheme can overwrite your data. By default no renaming is performed, and the function runs blank: this allows you to check if the renaming is correct. You can then restart the execution with the <text:span text:style-name="code">confirm='yes'</text:span> parameter.</text:p>
      <text:p text:style-name="P4"/>
      <text:list xml:id="list180502005532111" text:continue-list="list180501492276631" text:style-name="WWNum1">
        <text:list-item>
          <text:list>
            <text:list-item>
              <text:list>
                <text:list-item>
                  <text:h text:style-name="P21" text:outline-level="3">Settings : </text:h>
                </text:list-item>
              </text:list>
            </text:list-item>
          </text:list>
        </text:list-item>
      </text:list>
      <text:p text:style-name="P4"><text:span text:style-name="T4">- outputFileName</text:span> : see above.</text:p>
      <text:p text:style-name="P2"><text:span text:style-name="T4">- confirm</text:span>: string - if "yes" the renaming will actually be done, otherwise it will be a simple simulation.</text:p>
      <text:p text:style-name="P4"/>
      <text:p text:style-name="P25">outputFileName=[qr/(.*)[...]txt/,'$1.fr.txt'] </text:p>
      <text:p text:style-name="P25">-&gt;renameFiles({'confirm' =&gt;'yes' })</text:p>
      <text:p text:style-name="P4"/>
      <text:p text:style-name="P2">Inserting the<text:span text:style-name="code"> confirm='yes'</text:span> parameter<text:span text:style-name="code"> directly</text:span> into the function arguments means that the parameter will not be stored in future calls.</text:p>
      <text:list xml:id="list180500872200793" text:continue-numbering="true" text:style-name="WWNum1">
        <text:list-item>
          <text:list>
            <text:list-item>
              <text:h text:style-name="P19" text:outline-level="2">File Merge</text:h>
            </text:list-item>
          </text:list>
        </text:list-item>
      </text:list>
      <text:list xml:id="list180501696528851" text:continue-list="list2528169881409044579" text:style-name="L1">
        <text:list-item>
          <text:h text:style-name="P20" text:outline-level="2">mergeFiles()</text:h>
        </text:list-item>
      </text:list>
      <text:p text:style-name="P7">Allows you to group several files into one.</text:p>
      <text:list xml:id="list180501349471794" text:continue-list="list180500872200793" text:style-name="WWNum1">
        <text:list-item>
          <text:list>
            <text:list-item>
              <text:list>
                <text:list-item>
                  <text:h text:style-name="P21" text:outline-level="3"><text:soft-page-break/>Settings :</text:h>
                </text:list-item>
              </text:list>
            </text:list-item>
          </text:list>
        </text:list-item>
      </text:list>
      <text:p text:style-name="P4"><text:span text:style-name="T4">- fileSeparator</text:span> : string - a string separating the combined files</text:p>
      <text:p text:style-name="P4"/>
      <text:p text:style-name="P4">N.B.: outputFileName must be a simple string of characters.</text:p>
      <text:p text:style-name="P4"/>
      <text:p text:style-name="P25">outputFileName=' all.html.txt''</text:p>
      <text:p text:style-name="P25">-&gt;mergeFiles()</text:p>
      <text:p text:style-name="P4"/>
      <text:list xml:id="list180501059343205" text:continue-numbering="true" text:style-name="WWNum1">
        <text:list-item>
          <text:h text:style-name="P14" text:outline-level="1"><text:bookmark-start text:name="__RefHeading__2339_545331494"/>Encoding and formatting<text:bookmark-end text:name="__RefHeading__2339_545331494"/></text:h>
        </text:list-item>
      </text:list>
      <text:p text:style-name="P7"/>
      <text:list xml:id="list180502082865771" text:continue-numbering="true" text:style-name="WWNum1">
        <text:list-item>
          <text:list>
            <text:list-item>
              <text:h text:style-name="P19" text:outline-level="2">Encoding</text:h>
            </text:list-item>
          </text:list>
        </text:list-item>
      </text:list>
      <text:list xml:id="list180500710468535" text:continue-list="list180501696528851" text:style-name="L1">
        <text:list-item>
          <text:h text:style-name="P20" text:outline-level="2">convertEncoding()</text:h>
        </text:list-item>
      </text:list>
      <text:list xml:id="list180502706430682" text:continue-list="list180502082865771" text:style-name="WWNum1">
        <text:list-item>
          <text:list>
            <text:list-item>
              <text:list>
                <text:list-item>
                  <text:h text:style-name="P21" text:outline-level="3">Settings : </text:h>
                </text:list-item>
              </text:list>
            </text:list-item>
          </text:list>
        </text:list-item>
      </text:list>
      <text:p text:style-name="P4"><text:span text:style-name="T4">- fromEncoding</text:span>: string - default value="iso-8859-1"</text:p>
      <text:p text:style-name="P4"><text:span text:style-name="T4">- toEncoding</text:span>: string - default value="utf8"</text:p>
      <text:p text:style-name="P4"/>
      <text:p text:style-name="P25"/>
      <text:p text:style-name="P25">filePattern=qr/VER2000.V0.txt$/, </text:p>
      <text:p text:style-name="P25">inputDir='./data/test', </text:p>
      <text:p text:style-name="P25">outputDir='./data/test',</text:p>
      <text:p text:style-name="P25">fromEncoding=' cp1252'',</text:p>
      <text:p text:style-name="P25">toEncoding=' utf8'',</text:p>
      <text:p text:style-name="P25">outputFileName=[qr/\.(\w\w\w\w)$/i,'.utf8.$1'] </text:p>
      <text:p text:style-name="P25"/>
      <text:p text:style-name="P25"/>
      <text:p text:style-name="P25">-&gt;convertEncoding();</text:p>
      <text:p text:style-name="P4"/>
      <text:list xml:id="list180501926842532" text:continue-numbering="true" text:style-name="WWNum1">
        <text:list-item>
          <text:list>
            <text:list-item>
              <text:h text:style-name="P19" text:outline-level="2">HTML to txt conversion</text:h>
            </text:list-item>
          </text:list>
        </text:list-item>
      </text:list>
      <text:list xml:id="list180500871874874" text:continue-list="list180500710468535" text:style-name="L1">
        <text:list-item>
          <text:h text:style-name="P20" text:outline-level="2">html2txt()</text:h>
        </text:list-item>
      </text:list>
      <text:list xml:id="list180502063710164" text:continue-list="list180501926842532" text:style-name="WWNum1">
        <text:list-item>
          <text:list>
            <text:list-item>
              <text:list>
                <text:list-item>
                  <text:h text:style-name="P21" text:outline-level="3">Settings : </text:h>
                </text:list-item>
              </text:list>
            </text:list-item>
          </text:list>
        </text:list-item>
      </text:list>
      <text:p text:style-name="P2">- deleteTags : list of string - tags whose content will be deleted - default value = ["script","style","head","nav"]</text:p>
      <text:p text:style-name="P2">- blockTags : list of string - tags that will be replaced by a line break at closing - default value = ["p","div","h1"]."h2","h3","li","br","hr","td","section","header","footer"]</text:p>
      <text:p text:style-name="P2"/>
      <text:p text:style-name="P4"/>
      <text:p text:style-name="P25"/>
      <text:p text:style-name="P25">filePattern=qr/[.]html$/</text:p>
      <text:p text:style-name="P25">inputDir=&gt; './data/crawler/figaro'.</text:p>
      <text:p text:style-name="P25"><text:soft-page-break/>outputDir='./data/txt''.</text:p>
      <text:p text:style-name="P25">outputFileName=[qr/[.]html$/i,'.html.txt'] </text:p>
      <text:p text:style-name="P25"/>
      <text:p text:style-name="P25">-&gt;html2txt()</text:p>
      <text:p text:style-name="P4"/>
      <text:list xml:id="list180502080455536" text:continue-numbering="true" text:style-name="WWNum1">
        <text:list-item>
          <text:list>
            <text:list-item>
              <text:h text:style-name="P19" text:outline-level="2"><text:bookmark-start text:name="__RefHeading__2323_545331494"/>Search replace <text:bookmark-end text:name="__RefHeading__2323_545331494"/></text:h>
            </text:list-item>
          </text:list>
        </text:list-item>
      </text:list>
      <text:list xml:id="list180501287207923" text:continue-list="list180500871874874" text:style-name="L1">
        <text:list-item>
          <text:h text:style-name="P20" text:outline-level="2">findAndReplace()</text:h>
        </text:list-item>
      </text:list>
      <text:list xml:id="list180501567466886" text:continue-list="list180502080455536" text:style-name="WWNum1">
        <text:list-item>
          <text:list>
            <text:list-item>
              <text:list>
                <text:list-item>
                  <text:h text:style-name="P21" text:outline-level="3">Settings : </text:h>
                </text:list-item>
              </text:list>
            </text:list-item>
          </text:list>
        </text:list-item>
      </text:list>
      <text:p text:style-name="P4"><text:span text:style-name="T4">- patternFile</text:span> : string - name of a CSV file containing lines of the form :</text:p>
      <text:p text:style-name="P4">search pattern \t replacement string \n</text:p>
      <text:p text:style-name="P4">- <text:span text:style-name="T4">searchReplacePatterns</text:span> : list of pairs [qr/pattern/,string]</text:p>
      <text:p text:style-name="P4"/>
      <text:p text:style-name="P25"/>
      <text:p text:style-name="P25">inputDir='./data/txt''.</text:p>
      <text:p text:style-name="P25">outputDir='./data/xml''</text:p>
      <text:p text:style-name="P25">filePattern=qr/V0[.]txt$/</text:p>
      <text:p text:style-name="P25">outputFileName=[qr/.txt$/,'. xml']</text:p>
      <text:p text:style-name="P25">searchReplacePatterns=[</text:p>
      <text:p text:style-name="P25"><text:tab/>[qr/&amp;&amp;&amp;," &amp;amp;"],</text:p>
      <text:p text:style-name="P25"><text:tab/>[qr/&lt; /," &amp;lt;""],</text:p>
      <text:p text:style-name="P25"><text:tab/>[qr/&gt;&gt; /," &amp;gt;"],</text:p>
      <text:p text:style-name="P25"><text:tab/>] </text:p>
      <text:p text:style-name="P25"/>
      <text:p text:style-name="P25">-&gt;findAndReplace()</text:p>
      <text:p text:style-name="P7"/>
      <text:list xml:id="list180501687882906" text:continue-numbering="true" text:style-name="WWNum1">
        <text:list-item>
          <text:list>
            <text:list-item>
              <text:h text:style-name="P19" text:outline-level="2">Extraction of statistics</text:h>
            </text:list-item>
          </text:list>
        </text:list-item>
      </text:list>
      <text:list xml:id="list180501546427287" text:continue-list="list180501287207923" text:style-name="L1">
        <text:list-item>
          <text:h text:style-name="P20" text:outline-level="2">extractStats()</text:h>
        </text:list-item>
      </text:list>
      <text:p text:style-name="P7">Extract, for each file processed, the number of paragraphs, characters and words. </text:p>
      <text:list xml:id="list180501532839565" text:continue-list="list180501687882906" text:style-name="WWNum1">
        <text:list-item>
          <text:list>
            <text:list-item>
              <text:list>
                <text:list-item>
                  <text:h text:style-name="P21" text:outline-level="3">Parameters : </text:h>
                </text:list-item>
              </text:list>
            </text:list-item>
          </text:list>
        </text:list-item>
      </text:list>
      <text:p text:style-name="P2"><text:span text:style-name="T4">- outputFilename</text:span>: string - the name of the unique file that collects all statistics. This name must be a constant, that's why we don't have a naming scheme[qr/pattern/,'string'] </text:p>
      <text:p text:style-name="P4"/>
      <text:p text:style-name="P25">-&gt; extractStats()</text:p>
      <text:p text:style-name="P7"/>
      <text:list xml:id="list180502468739851" text:continue-numbering="true" text:style-name="WWNum1">
        <text:list-item>
          <text:h text:style-name="P14" text:outline-level="1"><text:bookmark-start text:name="__RefHeading__1016_1981162923"/><text:soft-page-break/>Labelling<text:bookmark-end text:name="__RefHeading__1016_1981162923"/></text:h>
          <text:list>
            <text:list-item>
              <text:h text:style-name="P19" text:outline-level="2">Adding tags &lt;p&gt; </text:h>
            </text:list-item>
          </text:list>
        </text:list-item>
      </text:list>
      <text:list xml:id="list180502188133415" text:continue-list="list180501546427287" text:style-name="L1">
        <text:list-item>
          <text:h text:style-name="P20" text:outline-level="2">addParaTag()</text:h>
        </text:list-item>
      </text:list>
      <text:list xml:id="list180501642227932" text:continue-list="list180502468739851" text:style-name="WWNum1">
        <text:list-item>
          <text:list>
            <text:list-item>
              <text:list>
                <text:list-item>
                  <text:h text:style-name="P21" text:outline-level="3">Parameters</text:h>
                </text:list-item>
              </text:list>
            </text:list-item>
          </text:list>
        </text:list-item>
      </text:list>
      <text:p text:style-name="P7"><text:span text:style-name="T4">- noEmptyPara</text:span> : boolean - if 1, several consecutive line breaks will be replaced by a single tag &lt;p&gt;</text:p>
      <text:p text:style-name="P7"/>
      <text:p text:style-name="P25"/>
      <text:p text:style-name="P25">inputDir="./data/languages/txt".</text:p>
      <text:p text:style-name="P25">outputDir=&gt;&gt;"./data/langages/para".</text:p>
      <text:p text:style-name="P25">filePattern=&gt;qr/pdf.txt$/</text:p>
      <text:p text:style-name="P25">outputFileName=&gt;[qr/. txt$/i,'.para.txt']</text:p>
      <text:p text:style-name="P25">fileEncoding=&gt;'iso-8859-1'' fileEncoding</text:p>
      <text:p text:style-name="P25">noEmptyPara=&gt;1</text:p>
      <text:p text:style-name="P25"/>
      <text:p text:style-name="P25">-&gt;addParaTag()</text:p>
      <text:p text:style-name="P7"/>
      <text:list xml:id="list180501693701523" text:continue-numbering="true" text:style-name="WWNum1">
        <text:list-item>
          <text:list>
            <text:list-item>
              <text:h text:style-name="P19" text:outline-level="2"><text:bookmark-start text:name="__RefHeading__2327_545331494"/>Tokenization<text:bookmark-end text:name="__RefHeading__2327_545331494"/></text:h>
            </text:list-item>
          </text:list>
        </text:list-item>
      </text:list>
      <text:list xml:id="list180501859787284" text:continue-list="list180502188133415" text:style-name="L1">
        <text:list-item>
          <text:h text:style-name="P20" text:outline-level="2">tokenize()</text:h>
        </text:list-item>
      </text:list>
      <text:list xml:id="list180502220058338" text:continue-list="list180501693701523" text:style-name="WWNum1">
        <text:list-item>
          <text:list>
            <text:list-item>
              <text:list>
                <text:list-item>
                  <text:h text:style-name="P21" text:outline-level="3">Parameters :</text:h>
                </text:list-item>
              </text:list>
            </text:list-item>
          </text:list>
        </text:list-item>
      </text:list>
      <text:p text:style-name="P4">- <text:span text:style-name="T4">language</text:span> : string - the language of texts (in order to load corresponding grammar and dics) - default = "fr"</text:p>
      <text:p text:style-name="P4">- <text:span text:style-name="T4">dicPath</text:span> : string - the path to the directory that contains the dictionaries - default='./dics'</text:p>
      <text:p text:style-name="P4">- <text:span text:style-name="T4">grmPath</text:span> : string - the path to the directory that contains the grammar rules - default='./grm'</text:p>
      <text:p text:style-name="P4">- <text:span text:style-name="T4">tokSeparator</text:span> : string - the separator char that will be inserted between every token - default="\n",</text:p>
      <text:p text:style-name="P4">- <text:span text:style-name="T4">printType</text:span> : boolean - if true, the type of the token is printed - default=0,</text:p>
      <text:p text:style-name="P4">- <text:span text:style-name="T4">typeSeparator</text:span> : string - the character separating the token and the type tag - default="\t",</text:p>
      <text:p text:style-name="P4">- <text:span text:style-name="T4">newLineTag</text:span> : string - the string that reprensents a newline char - default="&lt;br/&gt;",</text:p>
      <text:p text:style-name="P4">- <text:span text:style-name="T4">defaultRules</text:span> : the set of default rules that are used to tokenize without a specific (see PerlNLPToolKit.pm for more details on the rules)</text:p>
      <text:p text:style-name="P4"/>
      <text:p text:style-name="P25"/>
      <text:p text:style-name="P25">inputDir='./data/txt''.</text:p>
      <text:p text:style-name="P25">outputDir='./data/tok''.</text:p>
      <text:p text:style-name="P25">fileEncoding="utf8"</text:p>
      <text:p text:style-name="P25">filePattern=qr/[.]txt$/</text:p>
      <text:p text:style-name="P25">outputFileName=[qr/. txt$/,'. txt.tok']</text:p>
      <text:p text:style-name="P25"/>
      <text:p text:style-name="P25">-&gt;tokenize()</text:p>
      <text:p text:style-name="P4"/>
      <text:list xml:id="list180501249971069" text:continue-numbering="true" text:style-name="WWNum1">
        <text:list-item>
          <text:list>
            <text:list-item>
              <text:h text:style-name="P19" text:outline-level="2"><text:bookmark-start text:name="__RefHeading__2329_545331494"/><text:soft-page-break/>Labelling with Treetagger<text:bookmark-end text:name="__RefHeading__2329_545331494"/></text:h>
            </text:list-item>
          </text:list>
        </text:list-item>
      </text:list>
      <text:list xml:id="list180502703020726" text:continue-list="list180501859787284" text:style-name="L1">
        <text:list-item>
          <text:h text:style-name="P20" text:outline-level="2">runTreetagger()</text:h>
        </text:list-item>
      </text:list>
      <text:p text:style-name="P4"><text:span text:style-name="T4">- treetaggerPath</text:span>: string - treetagger install path - must be set for any installation </text:p>
      <text:p text:style-name="P4"><text:span text:style-name="T4">- treetaggerOptions</text:span>: string - treetagger options - default="-token -lemma -sgml -no-unknown"</text:p>
      <text:p text:style-name="P4"><text:span text:style-name="T4">- treetaggerLanguage</text:span> : string - treetagger language - default="french-utf8" (the parameters file must be treetaggerPath/lib/treetaggerLanguage.par)</text:p>
      <text:p text:style-name="P4">- <text:span text:style-name="T4">treetaggerAppName</text:span> : string - treetagger binary executable - default='tree-tagger' (for windows 'tree-tagger.exe')</text:p>
      <text:p text:style-name="P4">- <text:span text:style-name="T4">tokenize</text:span> : boolean - if false, no tokenization is done (files are supposed to be already tokenized)</text:p>
      <text:p text:style-name="P4">- <text:span text:style-name="T4">treetaggerTokenizer</text:span> : string - the name of the tokenizer, wich must be installed in treetaggerPath/cmd - default='tokenize.perl'</text:p>
      <text:p text:style-name="P4">- <text:span text:style-name="T4">treetaggerUTF8Tokenizer</text:span> : string - the name of the tokenizer for utf8 files, wich must be installed in treetaggerPath/cmd - default='utf8-tokenize.perl'</text:p>
      <text:p text:style-name="P4"/>
      <text:p text:style-name="P4"><text:tab/></text:p>
      <text:p text:style-name="P25"/>
      <text:p text:style-name="P25">filePattern=qr/(.*).txt.tok$/</text:p>
      <text:p text:style-name="P25">inputDir='./data/test''.</text:p>
      <text:p text:style-name="P25">outputDir='./data/test''.</text:p>
      <text:p text:style-name="P25">outputFileName=[qr/(.*).txt.tok$/i,'$1.txt.tok.tok.ttg']</text:p>
      <text:p text:style-name="P25">tokenize=0</text:p>
      <text:p text:style-name="P25"/>
      <text:p text:style-name="P25">-&gt;runTreetagger()</text:p>
      <text:p text:style-name="P4"/>
      <text:list xml:id="list180501242953897" text:continue-numbering="true" text:style-name="L1">
        <text:list-item>
          <text:h text:style-name="P20" text:outline-level="2">postTreetagger()</text:h>
        </text:list-item>
      </text:list>
      <text:p text:style-name="P4">Treetagger postprocessing : add the spaces to the surface form, and if necessary add &lt;s&gt; tags (note that it may be added after &lt;p&gt; tags, but no other tags.</text:p>
      <text:list xml:id="list180502817750155" text:continue-list="list180501249971069" text:style-name="WWNum1">
        <text:list-item>
          <text:list>
            <text:list-item>
              <text:list>
                <text:list-item>
                  <text:h text:style-name="P21" text:outline-level="3">Parameters :</text:h>
                </text:list-item>
              </text:list>
            </text:list-item>
          </text:list>
        </text:list-item>
      </text:list>
      <text:p text:style-name="P4">- <text:span text:style-name="T4">addSentTag</text:span> : boolean - if 1 add sentence tags &lt;s id='sid'&gt;...&lt;/s&gt; around each sentence (the sentence boundaries are given by treetagger SENT token, and by &lt;p&gt; tags if they exist).</text:p>
      <text:p text:style-name="P4"/>
      <text:p text:style-name="P25">-&gt;PostTreetagger()</text:p>
      <text:p text:style-name="P4"/>
      <text:list xml:id="list180502154306088" text:continue-numbering="true" text:style-name="WWNum1">
        <text:list-item>
          <text:h text:style-name="P18" text:outline-level="1"><text:bookmark-start text:name="__RefHeading__1018_1981162923"/>Searching expressions<text:bookmark-end text:name="__RefHeading__1018_1981162923"/></text:h>
        </text:list-item>
      </text:list>
      <text:p text:style-name="P7"/>
      <text:list xml:id="list180501483718014" text:continue-list="list180501242953897" text:style-name="L1">
        <text:list-item>
          <text:h text:style-name="P20" text:outline-level="2">search()</text:h>
        </text:list-item>
      </text:list>
      <text:list xml:id="list180501379534182" text:continue-list="list180502154306088" text:style-name="WWNum1">
        <text:list-item>
          <text:list>
            <text:list-item>
              <text:list>
                <text:list-item>
                  <text:h text:style-name="P21" text:outline-level="3">Search patterns in a 3 columns CSV file : FORM tab POS tab LEM (treetagger like)</text:h>
                </text:list-item>
                <text:list-item>
                  <text:h text:style-name="P21" text:outline-level="3">Parameters</text:h>
                </text:list-item>
              </text:list>
            </text:list-item>
          </text:list>
        </text:list-item>
      </text:list>
      <text:p text:style-name="P7"/>
      <text:p text:style-name="P7"><text:tab/>'DET ADJ NOM' - using the POS tag that are defined in ./grm/tagset.xx.txt</text:p>
      <text:p text:style-name="P7"><text:tab/>"%do NAME" -% sym</text:p>
      <text:p text:style-name="P7"><text:span text:style-name="T4">- language</text:span> : string - default value='fr'. The tagset language (see ./grm/tagset.xx.txt)</text:p>
      <text:p text:style-name="P7">- <text:span text:style-name="T4">outputConcord</text:span> : boolean - if 1, concord file is created, adding 'concord' to outputFilename</text:p>
      <text:p text:style-name="P7">- <text:span text:style-name="T4">outputConcordFormat</text:span> : string ('kwik'|'xml') - the format of ouput concord file</text:p>
      <text:p text:style-name="P7">- <text:span text:style-name="T4">outputIndex</text:span> : if 1, index file is created, adding 'index' to outputFilename</text:p>
      <text:p text:style-name="P7">- <text:span text:style-name="T4">outputStat</text:span> : if 1, stat file is created, adding 'stat' to outputFilename</text:p>
      <text:p text:style-name="P7">- <text:span text:style-name="T4">span</text:span> : integer or string (number|'sent') - the size of the right and left contextual window</text:p>
      <text:p text:style-name="P7">- <text:span text:style-name="T4">spanUnit</text:span> : string ('char'|'token') - the span size unit</text:p>
      <text:p text:style-name="P7">- <text:span text:style-name="T4">queries</text:span> : list ref - the query list - bol indicates a lemma</text:p>
      <text:p text:style-name="P7"><text:tab/>'%avoir &lt;&gt;{,4} peur' - &lt;&gt; indicates any token - regex operators as *+{} ? can be used</text:p>
      <text:p text:style-name="P7"><text:span text:style-name="T4">- queryFile</text:span> : string - a file with one query per line</text:p>
      <text:p text:style-name="P7">- <text:span text:style-name="T4">countBy</text:span> : string ('query'|'lemma'|'form'|'cat') - indicates which feature is used to represent expressions in statistics</text:p>
      <text:p text:style-name="P7">- <text:span text:style-name="T4">groupByFile</text:span> : boolean - all the results are grouped independently for each files. If 0, all the data are merged independently of the source file</text:p>
      <text:p text:style-name="P7"><text:span text:style-name="T4">- exitBy-</text:span> : list ref - the list of sorting keys e.g. ['F','expr']<text:tab/> keys are ('F'|'F&lt;'|'|'expr'|'right'|'left'|'pos') </text:p>
      <text:p text:style-name="P7"><text:tab/>'F&lt;' means by ascending order of frequency for counted entries, </text:p>
      <text:p text:style-name="P7"><text:tab/>'F' means by descending order of frequency, </text:p>
      <text:p text:style-name="P7"><text:tab/>'left' mean by the end of the left context, </text:p>
      <text:p text:style-name="P7"><text:tab/>'pos' means in the text position order</text:p>
      <text:p text:style-name="P7"><text:span text:style-name="T4">- tokenSeparator</text:span> : string - by default empty. Use " "if the tokenizer does not keep the spaces between forms (as treetagger tokenizer).</text:p>
      <text:p text:style-name="P7"><text:soft-page-break/><text:span text:style-name="T4">- privateTagset</text:span> : hash ref - by default empty. A specific tagset with additional tags used in the queries (keys are the tag used in the queries, values are their translation in the corpus) </text:p>
      <text:p text:style-name="P8"/>
      <text:p text:style-name="P7">Example : </text:p>
      <text:p text:style-name="P25">$pipeline-&gt;setParam( {</text:p>
      <text:p text:style-name="P25"><text:tab/>language=&gt;'fr',</text:p>
      <text:p text:style-name="P25"><text:tab/>inputDir=&gt;'./data/languages/ttg2',</text:p>
      <text:p text:style-name="P25"><text:tab/>filePattern=&gt;qr/.*/,</text:p>
      <text:p text:style-name="P25"><text:tab/>outputDir=&gt;'./data/languages/searchResult',</text:p>
      <text:p text:style-name="P25"><text:tab/>outputConcord=&gt;1,</text:p>
      <text:p text:style-name="P25"><text:tab/>outputStat=&gt;&gt;1,</text:p>
      <text:p text:style-name="P25"><text:tab/>outputConcordFormat=&gt;"kwik",</text:p>
      <text:p text:style-name="P25"><text:tab/>queries=&gt;[['DET ADJ NAME'],</text:p>
      <text:p text:style-name="P25"><text:tab/>countBy=&gt;&gt;'form',</text:p>
      <text:p text:style-name="P25"><text:tab/>lotBy=&gt;['F','expr'],</text:p>
      <text:p text:style-name="P25"><text:tab/>outputFileName=&gt;[qr/(.*)/i,'$1.DET_ADJ_NAME'],</text:p>
      <text:p text:style-name="P25"><text:tab/>groupByFile=&gt;&gt;0</text:p>
      <text:p text:style-name="P25">});</text:p>
      <text:p text:style-name="P25"/>
      <text:p text:style-name="P25">$pipeline-&gt;search(); </text:p>
      <text:list xml:id="list180502702113054" text:continue-numbering="true" text:style-name="WWNum1">
        <text:list-item>
          <text:h text:style-name="P18" text:outline-level="1"><text:bookmark-start text:name="__RefHeading___Toc8490_1342506782"/>Parallel corpus processing<text:bookmark-end text:name="__RefHeading___Toc8490_1342506782"/></text:h>
        </text:list-item>
      </text:list>
      <text:p text:style-name="P7"/>
      <text:list xml:id="list180501149365408" text:continue-list="list180501483718014" text:style-name="L1">
        <text:list-item>
          <text:h text:style-name="P20" text:outline-level="2">runAlineaLite()</text:h>
        </text:list-item>
      </text:list>
      <text:list xml:id="list180502519249771" text:continue-list="list180502702113054" text:style-name="WWNum1">
        <text:list-item>
          <text:list>
            <text:list-item>
              <text:list>
                <text:list-item>
                  <text:h text:style-name="P21" text:outline-level="3">Bilingual alignment using AlineaLite</text:h>
                </text:list-item>
                <text:list-item>
                  <text:h text:style-name="P21" text:outline-level="3">Parameters</text:h>
                </text:list-item>
              </text:list>
            </text:list-item>
          </text:list>
        </text:list-item>
      </text:list>
      <text:p text:style-name="P7">- <text:span text:style-name="T4">filePattern</text:span> : pattern - the filePattern must capture in $1 the commonName of L1 and L2 files (p.ex. for myfile.en.txt &amp;&amp; myfile.fr.txt → /(.*)\.\w\w\.\w\w\w$)</text:p>
      <text:p text:style-name="P7">- <text:span text:style-name="T4">inputDirL1</text:span> : string - the directory of L1 files</text:p>
      <text:p text:style-name="P7">- <text:span text:style-name="T4">inputDirL2</text:span> : string - the directory of L2 files</text:p>
      <text:p text:style-name="P7">- <text:span text:style-name="T4">languagePattern</text:span> : /pattern/ - in $1, the language code for L1 or L2 file (obligatory in <text:span text:style-name="T11">inputDirL1 and inputDirL2 are not set)</text:span></text:p>
      <text:p text:style-name="P7"><text:span text:style-name="T4">- outputDir</text:span> : string : string <text:s/>- as usual</text:p>
      <text:p text:style-name="P7">- <text:span text:style-name="T4">outputFileName</text:span> : [qr/pattern/,string] <text:s/>- the transformation scheme must be based on L1 files</text:p>
      <text:p text:style-name="P7"><text:span text:style-name="T4">- inputFormat</text:span> : string - txt, ttg, ces, xml, xip</text:p>
      <text:p text:style-name="P7"><text:span text:style-name="T4">- outputFormat</text:span> : string - cesalign,html,tmx,full_tmx,txt,txt,txt12</text:p>
      <text:p text:style-name="P7"/>
      <text:list xml:id="list180501432605045" text:continue-list="list180501149365408" text:style-name="L1">
        <text:list-item>
          <text:h text:style-name="P20" text:outline-level="2">convertParaCorp()</text:h>
        </text:list-item>
      </text:list>
      <text:list xml:id="list180502016642285" text:continue-list="list180502519249771" text:style-name="WWNum1">
        <text:list-item>
          <text:list>
            <text:list-item>
              <text:list>
                <text:list-item>
                  <text:h text:style-name="P21" text:outline-level="3">Parallel corpus conversion</text:h>
                </text:list-item>
                <text:list-item>
                  <text:h text:style-name="P21" text:outline-level="3">Parameters</text:h>
                </text:list-item>
              </text:list>
            </text:list-item>
          </text:list>
        </text:list-item>
      </text:list>
      <text:p text:style-name="P7">- <text:span text:style-name="T4">filePattern</text:span> : pattern - the filePattern must be set on alignment files</text:p>
      <text:p text:style-name="P7">- <text:span text:style-name="T4">commonNamePattern</text:span> : /pattern/ - in $1, the name that is shared between alignment file and source files</text:p>
      <text:p text:style-name="P7">- <text:span text:style-name="T4">languagePattern</text:span> : /pattern/ - in $1, the language code for a source file</text:p>
      <text:p text:style-name="P7">- <text:span text:style-name="T4">monoInputDirs</text:span> : hash - $language=&gt;string - the dirs of source files for each language. If not set, inputDir is taken and 'languages' must be set</text:p>
      <text:p text:style-name="P7">- <text:span text:style-name="T4">monoOutputDirs</text:span> : hash - $language=&gt;string - the dirs of target files for each language. If not set, outputDir is taken and 'languages' must be set</text:p>
      <text:p text:style-name="P7">- <text:span text:style-name="T4">createMonoFiles</text:span> : boolean - indicates if monolingual files have to be created (for format : ces, txt, csv)</text:p>
      <text:p text:style-name="P7"><text:soft-page-break/>- <text:span text:style-name="T4">loadTokGrammars</text:span> : boolean - indicates if language dependent tokenization grammar have to be loaded</text:p>
      <text:p text:style-name="P7"><text:span text:style-name="T4">- inputFormat</text:span> : txt, tmx, ces, xml</text:p>
      <text:p text:style-name="P7"><text:span text:style-name="T4">- outputFormat</text:span> : txt, tmx, ces, xml</text:p>
      <text:p text:style-name="P7"/>
      <text:list xml:id="list180501067215094" text:continue-list="list180501432605045" text:style-name="L1">
        <text:list-item>
          <text:h text:style-name="P20" text:outline-level="2">mergeParaCorp()</text:h>
        </text:list-item>
      </text:list>
      <text:list xml:id="list180502406070977" text:continue-list="list180502016642285" text:style-name="WWNum1">
        <text:list-item>
          <text:list>
            <text:list-item>
              <text:list>
                <text:list-item>
                  <text:h text:style-name="P21" text:outline-level="3">Parallel corpus merging in one output file</text:h>
                </text:list-item>
                <text:list-item>
                  <text:h text:style-name="P21" text:outline-level="3">Parameters</text:h>
                </text:list-item>
              </text:list>
            </text:list-item>
          </text:list>
        </text:list-item>
      </text:list>
      <text:p text:style-name="P7">- <text:span text:style-name="T4">filePattern</text:span> : pattern - the filePattern must be set on alignment files</text:p>
      <text:p text:style-name="P7">- <text:span text:style-name="T4">mergedName</text:span> : string - used instead of outputFileName : defines the common name for output files name.l1-l2-ln.ext name.l1.ext name.l2.ext etc.</text:p>
      <text:p text:style-name="P7">- <text:span text:style-name="T4">commonNamePattern</text:span> : /pattern/ - in $1, the name that is shared between alignment file and source files</text:p>
      <text:p text:style-name="P7">- <text:span text:style-name="T4">languagePattern</text:span> : /pattern/ - in $1, the language code for a source file</text:p>
      <text:p text:style-name="P7">- <text:span text:style-name="T4">monoInputDirs</text:span> : hash - $language=&gt;string - the dirs of source files for each language. If not set, inputDir is taken and 'languages' must be set</text:p>
      <text:p text:style-name="P7">- <text:span text:style-name="T4">monoOutputDirs</text:span> : hash - $language=&gt;string - the dirs of target files for each language. If not set, outputDir is taken and 'languages' must be set</text:p>
      <text:p text:style-name="P7">- <text:span text:style-name="T4">createMonoFiles</text:span> : boolean - indicates if monolingual files have to be created (for format : ces, txt, csv)</text:p>
      <text:p text:style-name="P7"><text:span text:style-name="T4">- inputFormat</text:span> : txt, tmx, ces, xml</text:p>
      <text:p text:style-name="P7"><text:span text:style-name="T4">- outputFormat</text:span> : txt, tmx, ces, xml</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Courier 10 Pitch1" svg:font-family="'Courier 10 Pitch'" style:font-pitch="fixed"/>
    <style:font-face style:name="Arial" svg:font-family="Arial" style:font-family-generic="roman" style:font-pitch="variable"/>
    <style:font-face style:name="Courier 10 Pitch" svg:font-family="'Courier 10 Pitc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nd_20_titre" style:display-name="Grand titre" style:family="paragraph" style:parent-style-name="Text_20_body" style:default-outline-level="">
      <style:paragraph-properties fo:text-align="center" style:justify-single-word="false"/>
      <style:text-properties style:font-name="Arial" fo:font-family="Arial" style:font-family-generic="roman" style:font-pitch="variable" fo:font-size="16pt" style:font-size-asian="16pt" style:font-size-complex="16pt"/>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0.499cm"/>
          <style:tab-stop style:position="1cm"/>
          <style:tab-stop style:position="17cm" style:leader-style="dotted" style:leader-text="."/>
        </style:tab-stops>
      </style:paragraph-properties>
    </style:style>
    <style:style style:name="Heading_20_1" style:display-name="Heading 1" style:family="paragraph" style:parent-style-name="Heading" style:default-outline-level="1" style:class="text">
      <style:paragraph-properties fo:margin-top="0.199cm" fo:margin-bottom="0.199cm" loext:contextual-spacing="false" fo:text-align="start" style:justify-single-word="false" fo:orphans="0" fo:widows="0" style:punctuation-wrap="simple" style:writing-mode="lr-tb"/>
      <style:text-properties fo:color="#00000a" style:font-name="Arial1" fo:font-family="Arial" style:font-family-generic="swiss" style:font-pitch="variable" fo:font-size="20pt" fo:language="fr" fo:country="FR" fo:font-weight="bold" style:font-name-asian="Droid Sans Fallback" style:font-family-asian="'Droid Sans Fallback'" style:font-family-generic-asian="system" style:font-pitch-asian="variable" style:font-size-asian="20pt" style:language-asian="zh" style:country-asian="CN" style:font-weight-asian="bold" style:font-name-complex="Lohit Hindi" style:font-family-complex="'Lohit Hindi'" style:font-family-generic-complex="system" style:font-pitch-complex="variable" style:font-size-complex="20pt" style:language-complex="hi" style:country-complex="IN" style:font-weight-complex="bold"/>
    </style:style>
    <style:style style:name="Code" style:family="paragraph" style:parent-style-name="Standard" style:default-outline-level="">
      <style:paragraph-properties fo:margin-left="0.744cm" fo:margin-right="0.004cm" fo:text-indent="0cm" style:auto-text-indent="false" fo:padding="0.247cm" fo:border="0.26pt solid #000001"/>
      <style:text-properties style:font-name="Courier 10 Pitch" fo:font-family="'Courier 10 Pitch'" style:font-family-generic="roman" style:font-pitch="variable" fo:font-size="10pt" style:font-size-asian="10pt" style:font-size-complex="10pt"/>
    </style:style>
    <style:style style:name="Heading_20_2" style:display-name="Heading 2" style:family="paragraph" style:parent-style-name="Heading"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Method" style:family="paragraph" style:parent-style-name="Heading_20_2" style:default-outline-level="2" style:list-style-name="">
      <style:paragraph-properties fo:padding-left="0cm" fo:padding-right="0cm" fo:padding-top="0cm" fo:padding-bottom="0.176cm" fo:border-left="none" fo:border-right="none" fo:border-top="none" fo:border-bottom="0.26pt solid #000001"/>
      <style:text-properties style:font-name="Courier 10 Pitch" fo:font-family="'Courier 10 Pitch'" style:font-family-generic="roman" style:font-pitch="variable" fo:font-size="12pt" fo:font-style="normal" style:font-size-asian="12pt" style:font-style-asian="normal" style:font-size-complex="12pt" style:font-style-complex="normal"/>
    </style:style>
    <style:style style:name="Heading_20_3" style:display-name="Heading 3" style:family="paragraph" style:parent-style-name="Heading" style:default-outline-level="3" style:class="text">
      <style:text-properties fo:font-size="12pt" fo:font-weight="bold" style:font-size-asian="12pt" style:font-weight-asian="bold" style:font-size-complex="12pt" style:font-weight-complex="bold"/>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10 Pitch" fo:font-family="'Courier 10 Pitch'" style:font-family-generic="roman" style:font-pitch="variable" fo:font-size="10pt" style:font-size-asian="10pt" style:font-size-complex="10pt"/>
    </style:style>
    <style:style style:name="ListLabel_20_1" style:display-name="ListLabel 1"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Kraif</meta:initial-creator>
    <meta:creation-date>2019-02-22T17:19:07.483760970</meta:creation-date>
    <dc:date>2019-02-22T18:05:00.544858754</dc:date>
    <dc:creator>Olivier Kraif</dc:creator>
    <meta:editing-duration>PT12M54S</meta:editing-duration>
    <meta:editing-cycles>2</meta:editing-cycles>
    <meta:generator>LibreOffice/5.1.6.2$Linux_X86_64 LibreOffice_project/10m0$Build-2</meta:generator>
    <meta:document-statistic meta:table-count="0" meta:image-count="0" meta:object-count="0" meta:page-count="15" meta:paragraph-count="355" meta:word-count="3789" meta:character-count="25148" meta:non-whitespace-character-count="21652"/>
  </office:meta>
</office:document-meta>
</file>